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500000199670C5ED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6cm" svg:height="1.34cm" svg:x="0.458cm" svg:y="26.315cm">
          <draw:image xlink:href="Pictures/10000000000006A500000199670C5E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Windows_x86 LibreOffice_project/d7dbbd7842e6a58b0f521599204e827654e1fb8b</meta:generator>
    <meta:initial-creator>jourdan-n</meta:initial-creator>
    <meta:creation-date>2009-09-02T11:13:40</meta:creation-date>
    <dc:date>2014-06-05T15:48:18.631000000</dc:date>
    <meta:editing-cycles>15</meta:editing-cycles>
    <meta:editing-duration>PT5H4M3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